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790a5" officeooo:paragraph-rsid="000790a5" style:font-size-asian="10.5pt" style:font-size-complex="12pt"/>
    </style:style>
    <style:style style:name="P2" style:family="paragraph" style:parent-style-name="Standard">
      <style:paragraph-properties fo:line-height="200%"/>
      <style:text-properties fo:font-size="12pt" officeooo:rsid="000790a5" officeooo:paragraph-rsid="000790a5" style:font-size-asian="10.5pt" style:font-size-complex="12pt"/>
    </style:style>
    <style:style style:name="P3" style:family="paragraph" style:parent-style-name="Standard">
      <style:text-properties fo:font-size="44pt" officeooo:rsid="000790a5" style:font-size-asian="38.5pt" style:font-size-complex="44pt"/>
    </style:style>
    <style:style style:name="T1" style:family="text">
      <style:text-properties fo:font-size="44pt" style:font-size-asian="38.5pt" style:font-size-complex="44pt"/>
    </style:style>
    <style:style style:name="T2" style:family="text">
      <style:text-properties fo:font-size="44pt" officeooo:rsid="000790a5" style:font-size-asian="38.5pt" style:font-size-complex="44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35"/><text:span text:style-name="T1"><text:s/></text:span><text:span text:style-name="T2">Work Cited</text:span></text:p>
      <text:p text:style-name="P3"/>
      <text:p text:style-name="P2">Christian Jacobsen</text:p>
      <text:p text:style-name="P2">Jackie Robinson</text:p>
      <text:p text:style-name="P2"/>
      <text:p text:style-name="P2"><text:tab/>“Jackie Robinson.”baseballhall.org”</text:p>
      <text:p text:style-name="P2"/>
      <text:p text:style-name="P2"><text:tab/>Wormser, Richard.”Jackie Robinson Integrates Major League Baseball.”pbs.org Educational Broadcasting Corporation.(2002)</text:p>
      <text:p text:style-name="P1"/>
      <text:p text:style-name="P2"/>
      <text:p text:style-name="P2"><text:tab/>“Jackie Robinson Breaks the Color Barrier.”americaslibrary.gov</text:p>
      <text:p text:style-name="P2"/>
      <text:p text:style-name="P2"><text:tab/>Frick, Lisa.”<text:span text:style-name="T3">Robinson, Jackie</text:span>”encyclopedia.com 2004:Web. 27 January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18:27.736608477</meta:creation-date>
    <dc:date>2016-03-03T10:30:32.288474682</dc:date>
    <meta:editing-duration>PT11M21S</meta:editing-duration>
    <meta:editing-cycles>2</meta:editing-cycles>
    <meta:generator>LibreOffice/5.0.2.2$Linux_x86 LibreOffice_project/00m0$Build-2</meta:generator>
    <meta:document-statistic meta:table-count="0" meta:image-count="0" meta:object-count="0" meta:page-count="1" meta:paragraph-count="7" meta:word-count="31" meta:character-count="371" meta:non-whitespace-character-count="307"/>
  </office:meta>
</office:document-meta>
</file>